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421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2.4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7.149cm" fo:min-width="1.151cm"/>
    </style:style>
    <style:style style:name="gr7" style:family="graphic" style:parent-style-name="standard">
      <style:graphic-properties draw:textarea-horizontal-align="justify" draw:textarea-vertical-align="middle" draw:auto-grow-height="false" fo:min-height="4.449cm" fo:min-width="1.688cm"/>
    </style:style>
    <style:style style:name="gr8" style:family="graphic" style:parent-style-name="standard">
      <style:graphic-properties draw:textarea-horizontal-align="justify" draw:textarea-vertical-align="middle" draw:auto-grow-height="false" fo:min-height="4.449cm" fo:min-width="1.678cm"/>
    </style:style>
    <style:style style:name="gr9" style:family="graphic" style:parent-style-name="standard">
      <style:graphic-properties draw:fill="none" draw:textarea-vertical-align="middle" draw:auto-grow-height="false" fo:min-height="0.093cm" fo:min-width="0.605cm"/>
    </style:style>
    <style:style style:name="gr10" style:family="graphic" style:parent-style-name="standard">
      <style:graphic-properties draw:fill="none" draw:textarea-vertical-align="middle" draw:auto-grow-height="false" fo:min-height="0.093cm" fo:min-width="1.156cm"/>
    </style:style>
    <style:style style:name="gr11" style:family="graphic" style:parent-style-name="standard">
      <style:graphic-properties draw:fill="none" draw:textarea-vertical-align="middle" draw:auto-grow-height="false" fo:min-height="0.093cm" fo:min-width="1.24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921cm" svg:height="1.778cm" svg:x="3.159cm" svg:y="4.302cm">
          <text:p text:style-name="P1">api-dato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21cm" svg:height="1.778cm" svg:x="3.159cm" svg:y="6.969cm">
          <text:p text:style-name="P1">api-OS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72cm" svg:height="2.794cm" svg:x="10.182cm" svg:y="5.064cm">
          <text:p text:style-name="P1">agora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889cm" svg:height="1.143cm" svg:x="7.858cm" svg:y="3.294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889cm" svg:height="1.143cm" svg:x="7.939cm" svg:y="8.183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2.921cm" svg:height="2.921cm" svg:x="10.525cm" svg:y="10.144cm">
          <text:p text:style-name="P1">vocabulari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1.985cm" svg:y1="10.144cm" svg:x2="12.468cm" svg:y2="7.858cm" draw:start-shape="id1" draw:start-glue-point="0" draw:end-shape="id2" draw:end-glue-point="2" svg:d="M11985 10144l483-2286" svg:viewBox="0 0 484 2287">
          <text:p/>
        </draw:connector>
        <draw:custom-shape draw:style-name="gr6" draw:text-style-name="P1" xml:id="id10" draw:id="id10" draw:layer="layout" svg:width="1.651cm" svg:height="17.399cm" svg:x="25.384cm" svg:y="1.635cm">
          <text:p text:style-name="P1">front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2.188cm" svg:height="4.699cm" draw:transform="skewX (0.00610865238198015) translate (20.812cm 5.445cm)">
          <text:p text:style-name="P1">diff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2.178cm" svg:height="4.699cm" svg:x="17.618cm" svg:y="5.445cm">
          <text:p text:style-name="P1">assoc</text:p>
          <draw:enhanced-geometry svg:viewBox="0 0 21600 21600" draw:type="rectangle" draw:enhanced-path="M 0 0 L 21600 0 21600 21600 0 21600 0 0 Z N"/>
        </draw:custom-shape>
        <draw:connector draw:style-name="gr5" draw:text-style-name="P2" xml:id="id6" draw:id="id6" draw:layer="layout" draw:type="curve" svg:x1="6.08cm" svg:y1="5.191cm" svg:x2="10.182cm" svg:y2="6.461cm" draw:start-shape="id3" draw:start-glue-point="1" draw:end-shape="id2" svg:d="M6080 5191c3076 0 1026 1270 4102 1270" svg:viewBox="0 0 4103 1271">
          <text:p/>
        </draw:connector>
        <draw:connector draw:style-name="gr5" draw:text-style-name="P2" xml:id="id8" draw:id="id8" draw:layer="layout" draw:type="curve" svg:x1="6.08cm" svg:y1="7.858cm" svg:x2="10.182cm" svg:y2="6.461cm" draw:start-shape="id4" draw:start-glue-point="1" draw:end-shape="id2" svg:d="M6080 7858c3076 0 1026-1397 4102-1397" svg:viewBox="0 0 4103 1398">
          <text:p/>
        </draw:connector>
        <draw:connector draw:style-name="gr5" draw:text-style-name="P2" draw:layer="layout" draw:type="line" svg:x1="8.302cm" svg:y1="4.437cm" svg:x2="8.131cm" svg:y2="5.826cm" draw:start-shape="id5" draw:start-glue-point="2" draw:end-shape="id6" draw:end-glue-point="0" svg:d="M8302 4437l-171 1389" svg:viewBox="0 0 172 1390">
          <text:p/>
        </draw:connector>
        <draw:connector draw:style-name="gr5" draw:text-style-name="P2" draw:layer="layout" draw:type="line" svg:x1="8.383cm" svg:y1="8.183cm" svg:x2="8.131cm" svg:y2="7.159cm" draw:start-shape="id7" draw:start-glue-point="0" draw:end-shape="id8" draw:end-glue-point="0" svg:d="M8383 8183l-252-1024" svg:viewBox="0 0 253 1025">
          <text:p/>
        </draw:connector>
        <draw:connector draw:style-name="gr5" draw:text-style-name="P2" draw:layer="layout" draw:type="curve" svg:x1="22.986cm" svg:y1="7.794cm" svg:x2="25.384cm" svg:y2="10.334cm" draw:start-shape="id9" draw:start-glue-point="1" draw:end-shape="id10" draw:end-glue-point="3" svg:d="M22986 7794c1807 0 609 2540 2398 2540" svg:viewBox="0 0 2399 2541">
          <text:p/>
        </draw:connector>
        <draw:custom-shape draw:style-name="gr9" draw:text-style-name="P2" draw:layer="layout" svg:width="1.143cm" svg:height="0.381cm" svg:x="4.767cm" svg:y="5.597cm">
          <text:p text:style-name="P1">py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143cm" svg:height="0.381cm" svg:x="6.867cm" svg:y="2.677cm">
          <text:p text:style-name="P1">csv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143cm" svg:height="0.381cm" svg:x="3.667cm" svg:y="16.977cm">
          <text:p text:style-name="P1">rdf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143cm" svg:height="0.381cm" svg:x="1.867cm" svg:y="5.611cm">
          <text:p text:style-name="P1">csv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143cm" svg:height="0.381cm" svg:x="1.867cm" svg:y="8.311cm">
          <text:p text:style-name="P1">api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694cm" svg:height="0.381cm" svg:x="4.367cm" svg:y="8.277cm">
          <text:p text:style-name="P1">node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781cm" svg:height="0.381cm" svg:x="14.967cm" svg:y="5.886cm">
          <text:p text:style-name="P1">Sparql</text:p>
          <text:p text:style-name="P1">rdf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14.754cm" svg:y1="6.461cm" svg:x2="17.618cm" svg:y2="7.794cm" draw:start-shape="id2" draw:start-glue-point="1" draw:end-shape="id11" draw:end-glue-point="3" svg:d="M14754 6461c2148 0 716 1333 2864 1333" svg:viewBox="0 0 2865 1334">
          <text:p/>
        </draw:connector>
        <draw:connector draw:style-name="gr5" draw:text-style-name="P2" draw:layer="layout" draw:type="curve" svg:x1="19.796cm" svg:y1="7.794cm" svg:x2="20.798cm" svg:y2="7.794cm" draw:start-shape="id11" draw:start-glue-point="1" draw:end-shape="id9" draw:end-glue-point="3" svg:d="M19796 7794h1002" svg:viewBox="0 0 1003 1">
          <text:p/>
        </draw:connector>
        <draw:custom-shape draw:style-name="gr9" draw:text-style-name="P2" draw:layer="layout" svg:width="1.143cm" svg:height="0.381cm" svg:x="7.067cm" svg:y="9.511cm">
          <text:p text:style-name="P1">csv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143cm" svg:height="0.381cm" svg:x="17.767cm" svg:y="9.577cm">
          <text:p text:style-name="P1">py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143cm" svg:height="0.381cm" svg:x="20.867cm" svg:y="9.577cm">
          <text:p text:style-name="P1">py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09:51:39.782851000</meta:creation-date>
    <dc:date>2017-10-25T16:05:37.665395000</dc:date>
    <meta:editing-duration>PT4M56S</meta:editing-duration>
    <meta:editing-cycles>1</meta:editing-cycles>
    <meta:document-statistic meta:object-count="27"/>
    <meta:generator>LibreOffice/5.4.1.2$MacOSX_X86_64 LibreOffice_project/ea7cb86e6eeb2bf3a5af73a8f7777ac570321527</meta:generator>
  </office:meta>
</office:document-meta>
</file>